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0.85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88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 table:print-ranges="Jeu1.B1:Jeu1.G28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23/c23b : jeu de test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Table de 5</text:p>
          </table:table-cell>
          <table:covered-table-cell table:number-columns-repeated="5" table:style-name="ce3"/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4]*[.D4]" office:value-type="float" office:value="5" calcext:value-type="float">
            <text:p>5</text:p>
          </table:table-cell>
          <table:table-cell table:style-name="ce5" office:value-type="string" calcext:value-type="string">
            <text:p>ok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5]*[.D5]" office:value-type="float" office:value="10" calcext:value-type="float">
            <text:p>10</text:p>
          </table:table-cell>
          <table:table-cell table:style-name="ce5" office:value-type="string" calcext:value-type="string">
            <text:p>ok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6]*[.D6]" office:value-type="float" office:value="15" calcext:value-type="float">
            <text:p>15</text:p>
          </table:table-cell>
          <table:table-cell table:style-name="ce5" office:value-type="string" calcext:value-type="string">
            <text:p>ok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7]*[.D7]" office:value-type="float" office:value="20" calcext:value-type="float">
            <text:p>20</text:p>
          </table:table-cell>
          <table:table-cell table:style-name="ce5" office:value-type="string" calcext:value-type="string">
            <text:p>ok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8]*[.D8]" office:value-type="float" office:value="25" calcext:value-type="float">
            <text:p>25</text:p>
          </table:table-cell>
          <table:table-cell table:style-name="ce5" office:value-type="string" calcext:value-type="string">
            <text:p>ok</text:p>
          </table:table-cell>
          <table:table-cell table:style-name="ce11"/>
          <table:table-cell table:number-columns-repeated="1015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C9]*[.D9]" office:value-type="float" office:value="30" calcext:value-type="float">
            <text:p>30</text:p>
          </table:table-cell>
          <table:table-cell table:style-name="ce5" office:value-type="string" calcext:value-type="string">
            <text:p>ok</text:p>
          </table:table-cell>
          <table:table-cell table:style-name="ce12"/>
          <table:table-cell table:number-columns-repeated="1015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C10]*[.D10]" office:value-type="float" office:value="35" calcext:value-type="float">
            <text:p>35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C11]*[.D11]" office:value-type="float" office:value="40" calcext:value-type="float">
            <text:p>40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C12]*[.D12]" office:value-type="float" office:value="45" calcext:value-type="float">
            <text:p>45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C13]*[.D13]" office:value-type="float" office:value="50" calcext:value-type="float">
            <text:p>50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Table de 8</text:p>
          </table:table-cell>
          <table:covered-table-cell table:number-columns-repeated="3" table:style-name="ce8"/>
          <table:covered-table-cell table:number-columns-repeated="2"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15]*[.D15]" office:value-type="float" office:value="8" calcext:value-type="float">
            <text:p>8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C16]*[.D16]" office:value-type="float" office:value="16" calcext:value-type="float">
            <text:p>16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C17]*[.D17]" office:value-type="float" office:value="24" calcext:value-type="float">
            <text:p>24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C18]*[.D18]" office:value-type="float" office:value="32" calcext:value-type="float">
            <text:p>32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C19]*[.D19]" office:value-type="float" office:value="40" calcext:value-type="float">
            <text:p>40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C20]*[.D20]" office:value-type="float" office:value="48" calcext:value-type="float">
            <text:p>48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.C21]*[.D21]" office:value-type="float" office:value="56" calcext:value-type="float">
            <text:p>56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C22]*[.D22]" office:value-type="float" office:value="64" calcext:value-type="float">
            <text:p>64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.C23]*[.D23]" office:value-type="float" office:value="72" calcext:value-type="float">
            <text:p>72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C24]*[.D24]" office:value-type="float" office:value="80" calcext:value-type="float">
            <text:p>80</text:p>
          </table:table-cell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Table de -1</text:p>
          </table:table-cell>
          <table:covered-table-cell table:number-columns-repeated="5" table:style-name="Default"/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-1" calcext:value-type="float">
            <text:p>-1</text:p>
          </table:table-cell>
          <table:table-cell table:style-name="ce10" office:value-type="string" calcext:value-type="string">
            <text:p>Message d'erreur</text:p>
          </table:table-cell>
          <table:table-cell table:style-name="ce8"/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Table de 11</text:p>
          </table:table-cell>
          <table:covered-table-cell table:number-columns-repeated="5" table:style-name="Default"/>
          <table:table-cell table:number-columns-repeated="1015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Message d'erreur</text:p>
          </table:table-cell>
          <table:table-cell table:style-name="ce8"/>
          <table:table-cell table:style-name="ce5" office:value-type="string" calcext:value-type="string">
            <text:p>ok</text:p>
          </table:table-cell>
          <table:table-cell table:style-name="ce5"/>
          <table:table-cell table:number-columns-repeated="1015"/>
        </table:table-row>
        <table:table-row table:style-name="ro2" table:number-rows-repeated="1048545">
          <table:table-cell table:number-columns-repeated="1022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2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 style:data-style-name="N2" text:time-value="12:18:32.7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2T12:23:38.866000000</dc:date>
    <meta:editing-duration>PT1H51M16S</meta:editing-duration>
    <meta:editing-cycles>30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119" meta:object-count="0"/>
  </office:meta>
</office:document-meta>
</file>